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22cm" fo:min-width="4.154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Штрих_20_точка"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634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124cm" fo:min-width="0cm"/>
    </style:style>
    <style:style style:name="gr11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125cm" fo:min-width="0cm"/>
    </style:style>
    <style:style style:name="gr1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2cm" fo:min-width="0.1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1cm" fo:min-width="0.1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2cm" fo:min-width="0.0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hatch" draw:fill-hatch-name="Black_20_-45_20_Degrees"/>
      <style:paragraph-properties fo:text-align="center"/>
    </style:style>
    <style:style style:name="P6" style:family="paragraph">
      <style:text-properties style:font-name="Bitstream Charter" fo:font-size="10pt"/>
    </style:style>
    <style:style style:name="P7" style:family="paragraph">
      <loext:graphic-properties draw:fill="none" draw:fill-color="#ffffff"/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188cm" svg:y1="4.76cm" svg:x2="5.829cm" svg:y2="4.76cm">
          <text:p/>
        </draw:line>
        <draw:custom-shape draw:style-name="gr2" draw:text-style-name="P2" draw:layer="layout" svg:width="4.654cm" svg:height="0.472cm" svg:x="1.188cm" svg:y="4.76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636cm" svg:y1="4.782cm" svg:x2="5.636cm" svg:y2="4.51cm">
          <text:p/>
        </draw:line>
        <draw:line draw:style-name="gr3" draw:text-style-name="P1" draw:layer="layout" svg:x1="1.381cm" svg:y1="4.762cm" svg:x2="1.381cm" svg:y2="4.499cm">
          <text:p/>
        </draw:line>
        <draw:line draw:style-name="gr3" draw:text-style-name="P1" draw:layer="layout" svg:x1="1.368cm" svg:y1="4.499cm" svg:x2="2.18cm" svg:y2="4.499cm">
          <text:p/>
        </draw:line>
        <draw:line draw:style-name="gr3" draw:text-style-name="P1" draw:layer="layout" svg:x1="4.823cm" svg:y1="4.499cm" svg:x2="5.635cm" svg:y2="4.499cm">
          <text:p/>
        </draw:line>
        <draw:circle draw:style-name="gr4" draw:text-style-name="P3" draw:layer="layout" svg:width="2.66cm" svg:height="2.659cm" svg:x="2.175cm" svg:y="3.185cm" draw:kind="arc" draw:start-angle="0" draw:end-angle="180">
          <text:p/>
        </draw:circle>
        <draw:line draw:style-name="gr5" draw:text-style-name="P1" draw:layer="layout" svg:x1="1.806cm" svg:y1="4.273cm" svg:x2="1.164cm" svg:y2="4.273cm">
          <text:p/>
        </draw:line>
        <draw:custom-shape draw:style-name="gr6" draw:text-style-name="P4" draw:layer="layout" svg:width="0.08cm" svg:height="0.08cm" svg:x="3.458cm" svg:y="4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65cm" svg:y1="4.748cm" svg:x2="4.65cm" svg:y2="1.235cm">
          <text:p/>
        </draw:line>
        <draw:line draw:style-name="gr5" draw:text-style-name="P1" draw:layer="layout" svg:x1="3.471cm" svg:y1="4.47cm" svg:x2="2.455cm" svg:y2="3.703cm">
          <text:p/>
        </draw:line>
        <draw:custom-shape draw:style-name="gr8" draw:text-style-name="P1" draw:layer="layout" svg:width="0.332cm" svg:height="0.331cm" svg:x="4.482cm" svg:y="3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6cm" svg:height="0.186cm" svg:x="4.558cm" svg:y="3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65cm" svg:height="1.918cm" svg:x="4.572cm" svg:y="1.4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375cm" svg:height="0.374cm" svg:x="4.804cm" svg:y="1.7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375cm" svg:height="0.375cm" svg:x="4.124cm" svg:y="1.78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4.496cm" svg:y1="2.163cm" svg:x2="4.496cm" svg:y2="1.78cm">
          <text:p/>
        </draw:line>
        <draw:line draw:style-name="gr12" draw:text-style-name="P1" draw:layer="layout" svg:x1="4.12cm" svg:y1="1.788cm" svg:x2="4.496cm" svg:y2="1.788cm">
          <text:p/>
        </draw:line>
        <draw:line draw:style-name="gr12" draw:text-style-name="P1" draw:layer="layout" svg:x1="4.121cm" svg:y1="2.15cm" svg:x2="4.497cm" svg:y2="2.15cm">
          <text:p/>
        </draw:line>
        <draw:line draw:style-name="gr12" draw:text-style-name="P1" draw:layer="layout" svg:x1="4.799cm" svg:y1="1.788cm" svg:x2="5.175cm" svg:y2="1.788cm">
          <text:p/>
        </draw:line>
        <draw:line draw:style-name="gr12" draw:text-style-name="P1" draw:layer="layout" svg:x1="4.799cm" svg:y1="2.15cm" svg:x2="5.175cm" svg:y2="2.15cm">
          <text:p/>
        </draw:line>
        <draw:line draw:style-name="gr12" draw:text-style-name="P1" draw:layer="layout" svg:x1="4.808cm" svg:y1="2.152cm" svg:x2="4.808cm" svg:y2="1.793cm">
          <text:p/>
        </draw:line>
        <draw:frame draw:style-name="gr13" draw:text-style-name="P7" draw:layer="layout" svg:width="0.714cm" svg:height="0.982cm" svg:x="4.898cm" svg:y="3.923cm">
          <draw:text-box>
            <text:p text:style-name="P6"><text:span text:style-name="T1">A</text:span></text:p>
          </draw:text-box>
        </draw:frame>
        <draw:frame draw:style-name="gr14" draw:text-style-name="P7" draw:layer="layout" svg:width="0.709cm" svg:height="0.981cm" svg:x="1.653cm" svg:y="3.937cm">
          <draw:text-box>
            <text:p text:style-name="P6"><text:span text:style-name="T1">B</text:span></text:p>
          </draw:text-box>
        </draw:frame>
        <draw:frame draw:style-name="gr15" draw:text-style-name="P7" draw:layer="layout" svg:width="0.642cm" svg:height="0.982cm" svg:x="2.93cm" svg:y="3.682cm">
          <draw:text-box>
            <text:p text:style-name="P6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3:43:37.567742672</meta:creation-date>
    <dc:date>2017-06-14T10:58:26.042469139</dc:date>
    <meta:editing-duration>PT23M39S</meta:editing-duration>
    <meta:editing-cycles>14</meta:editing-cycles>
    <meta:generator>LibreOffice/5.1.6.2$Linux_X86_64 LibreOffice_project/10m0$Build-2</meta:generator>
    <meta:document-statistic meta:object-count="25"/>
  </office:meta>
</office:document-meta>
</file>